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officeooo:rsid="001d8b89" officeooo:paragraph-rsid="001e21c5" style:font-size-asian="15pt" style:font-weight-asian="normal" style:font-size-complex="15pt" style:font-weight-complex="normal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officeooo:rsid="0017c725"/>
    </style:style>
    <style:style style:name="T2" style:family="text">
      <style:text-properties style:text-position="super 58%" officeooo:rsid="0017c725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23-02-08T16:18:40.972060295">08/02/23</text:date></text:p>
      <text:p text:style-name="P1"/>
      <text:h text:style-name="P7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6">Cabinet <text:span text:style-name="T1">Galerie Port Plaisance<text:line-break/>1</text:span><text:span text:style-name="T2">er</text:span><text:span text:style-name="T1"> étage à droite en sortant de l’ascenseur.</text:span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66in" fo:margin-bottom="0.2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3-02-08T16:18:36.481225295</dc:date>
    <meta:editing-duration>P1DT7H8M5S</meta:editing-duration>
    <meta:editing-cycles>185</meta:editing-cycles>
    <meta:document-statistic meta:table-count="0" meta:image-count="0" meta:object-count="0" meta:page-count="1" meta:paragraph-count="8" meta:word-count="51" meta:character-count="293" meta:non-whitespace-character-count="264"/>
  </office:meta>
</office:document-meta>
</file>